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ff3333" draw:marker-start="Circle" draw:marker-start-width="0.3cm" draw:marker-end="Arrow" draw:marker-end-width="0.3cm"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6cm" fo:min-width="2.681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48cm" fo:min-width="1.7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76cm"/>
    </style:style>
    <style:style style:name="gr6" style:family="graphic" style:parent-style-name="standard">
      <style:graphic-properties svg:stroke-width="0.025cm" svg:stroke-color="#ff3333" draw:marker-start-width="0.266cm" draw:marker-end-width="0.266cm" draw:fill="solid" draw:fill-color="#ffffff" draw:textarea-horizontal-align="justify" draw:textarea-vertical-align="middle" draw:auto-grow-height="false" fo:min-height="0.171cm" fo:min-width="0cm" fo:padding-top="0.137cm" fo:padding-bottom="0.137cm" fo:padding-left="0.262cm" fo:padding-right="0.262cm"/>
    </style:style>
    <style:style style:name="gr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147cm" fo:min-width="2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02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43cm" fo:min-width="1.222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46cm" fo:min-width="0.818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46cm" fo:min-width="0.701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46cm" fo:min-width="0.705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46cm" fo:min-width="0.679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46cm" fo:min-width="0.877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46cm" fo:min-width="0.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5cm" fo:min-width="0.3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5cm" fo:min-width="0.06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6cm" fo:min-width="0.23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5cm" fo:min-width="0.29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5cm" fo:min-width="0.3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6cm" fo:min-width="0.29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6cm" fo:min-width="0.3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5cm" fo:min-width="0.09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5cm" fo:min-width="0.26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6cm" fo:min-width="0.051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46cm" fo:min-width="0.769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98cm" fo:min-width="1.151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18cm" fo:min-width="0.763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18cm" fo:min-width="0.651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18cm" fo:min-width="0.655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18cm" fo:min-width="0.631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18cm" fo:min-width="0.82cm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18cm" fo:min-width="0.71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0.52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5cm" fo:min-width="0.28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5cm" fo:min-width="0.2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5cm" fo:min-width="0.26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5cm" fo:min-width="0.55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0.51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5cm" fo:min-width="0.506cm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18cm" fo:min-width="0.71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5cm" fo:min-width="0.31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5cm" fo:min-width="0.4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0.2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5cm" fo:min-width="0.27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5cm" fo:min-width="0.04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5cm" fo:min-width="0.20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0.26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5cm" fo:min-width="0.31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5cm" fo:min-width="0.27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5cm" fo:min-width="0.07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5cm" fo:min-width="0.23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5cm" fo:min-width="0.02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0.26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4.02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P9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6.001cm" svg:y1="15.452cm" svg:x2="11.716cm" svg:y2="18.355cm" draw:start-shape="id1" draw:start-glue-point="2" draw:end-shape="id2" draw:end-glue-point="2" svg:d="M6001 15452l5715 2903" svg:viewBox="0 0 5716 2904">
          <text:p/>
        </draw:connector>
        <draw:connector draw:style-name="gr1" draw:text-style-name="P1" draw:layer="layout" draw:type="line" svg:x1="6.001cm" svg:y1="15.452cm" svg:x2="10.606cm" svg:y2="18.355cm" draw:start-shape="id1" draw:start-glue-point="2" draw:end-shape="id3" draw:end-glue-point="2" svg:d="M6001 15452l4605 2903" svg:viewBox="0 0 4606 2904">
          <text:p/>
        </draw:connector>
        <draw:line draw:style-name="gr2" draw:text-style-name="P2" draw:layer="layout" svg:x1="10.925cm" svg:y1="18.026cm" svg:x2="9.297cm" svg:y2="17.208cm">
          <text:p/>
        </draw:line>
        <draw:line draw:style-name="gr2" draw:text-style-name="P2" draw:layer="layout" svg:x1="9.637cm" svg:y1="18.018cm" svg:x2="8.228cm" svg:y2="17.119cm">
          <text:p/>
        </draw:line>
        <draw:line draw:style-name="gr2" draw:text-style-name="P2" draw:layer="layout" svg:x1="1.975cm" svg:y1="17.961cm" svg:x2="3.457cm" svg:y2="17.074cm">
          <text:p/>
        </draw:line>
        <draw:line draw:style-name="gr2" draw:text-style-name="P2" draw:layer="layout" svg:x1="4.464cm" svg:y1="17.989cm" svg:x2="5.2cm" svg:y2="16.852cm">
          <text:p/>
        </draw:line>
        <draw:custom-shape draw:style-name="gr3" draw:text-style-name="P2" xml:id="id4" draw:id="id4" draw:layer="layout" svg:width="3.181cm" svg:height="1.506cm" svg:x="10.779cm" svg:y="7.997cm">
          <text:p text:style-name="P1"><text:span text:style-name="T1">Update </text:span></text:p>
          <text:p text:style-name="P1"><text:span text:style-name="T1">Custo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6.049cm" svg:y1="14.511cm" svg:x2="12.369cm" svg:y2="9.503cm" draw:end-shape="id4" draw:end-glue-point="2" svg:d="M6049 14511l6320-5008" svg:viewBox="0 0 6321 5009">
          <text:p/>
        </draw:connector>
        <draw:connector draw:style-name="gr1" draw:text-style-name="P2" draw:layer="layout" draw:type="line" svg:x1="12.369cm" svg:y1="9.503cm" svg:x2="18.83cm" svg:y2="15.439cm" draw:start-shape="id4" draw:start-glue-point="2" draw:end-shape="id5" draw:end-glue-point="0" svg:d="M12369 9503l6461 5936" svg:viewBox="0 0 6462 5937">
          <text:p/>
        </draw:connector>
        <draw:connector draw:style-name="gr1" draw:text-style-name="P2" draw:layer="layout" draw:type="line" svg:x1="12.374cm" svg:y1="14.511cm" svg:x2="12.369cm" svg:y2="9.503cm" draw:start-shape="id6" draw:start-glue-point="0" draw:end-shape="id4" svg:d="M12374 14511l-5-5008" svg:viewBox="0 0 6 5009">
          <text:p/>
        </draw:connector>
        <draw:custom-shape draw:style-name="gr4" draw:text-style-name="P2" xml:id="id6" draw:id="id6" draw:layer="layout" svg:width="2.203cm" svg:height="1.398cm" svg:x="11.273cm" svg:y="14.511cm">
          <text:p text:style-name="P1"><text:span text:style-name="T1">Add Item To</text:span></text:p>
          <text:p text:style-name="P1"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7" draw:id="id7" draw:layer="layout" svg:width="3.181cm" svg:height="1.506cm" svg:x="16.579cm" svg:y="2.597cm">
          <text:p text:style-name="P1"><text:span text:style-name="T1">Manage </text:span></text:p>
          <text:p text:style-name="P1"><text:span text:style-name="T1">Custom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3.181cm" svg:height="1.506cm" svg:x="21.679cm" svg:y="7.797cm">
          <text:p text:style-name="P1"><text:span text:style-name="T1">Delete </text:span></text:p>
          <text:p text:style-name="P1"><text:span text:style-name="T1">Custo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2.369cm" svg:y1="7.997cm" svg:x2="18.169cm" svg:y2="4.103cm" draw:start-shape="id4" draw:start-glue-point="0" draw:end-shape="id7" draw:end-glue-point="2" svg:d="M12369 7997l5800-3894" svg:viewBox="0 0 5801 3895">
          <text:p/>
        </draw:connector>
        <draw:connector draw:style-name="gr1" draw:text-style-name="P1" draw:layer="layout" draw:type="line" svg:x1="18.169cm" svg:y1="4.103cm" svg:x2="23.269cm" svg:y2="7.797cm" draw:start-shape="id7" draw:start-glue-point="2" draw:end-shape="id8" draw:end-glue-point="0" svg:d="M18169 4103l5100 3694" svg:viewBox="0 0 5101 3695">
          <text:p/>
        </draw:connector>
        <draw:custom-shape draw:style-name="gr4" draw:text-style-name="P2" xml:id="id9" draw:id="id9" draw:layer="layout" svg:width="2.203cm" svg:height="1.398cm" svg:x="20.239cm" svg:y="14.51cm">
          <text:p text:style-name="P1"><text:span text:style-name="T1">Confirm</text:span></text:p>
          <text:p text:style-name="P1"><text:span text:style-name="T1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21.34cm" svg:y1="14.51cm" svg:x2="23.269cm" svg:y2="9.303cm" draw:start-shape="id9" draw:start-glue-point="0" draw:end-shape="id8" draw:end-glue-point="2" svg:d="M21340 14510l1929-5207" svg:viewBox="0 0 1930 5208">
          <text:p/>
        </draw:connector>
        <draw:custom-shape draw:style-name="gr4" draw:text-style-name="P2" xml:id="id10" draw:id="id10" draw:layer="layout" svg:width="2.203cm" svg:height="1.398cm" svg:x="24.239cm" svg:y="14.51cm">
          <text:p text:style-name="P1"><text:span text:style-name="T1">Delete </text:span></text:p>
          <text:p text:style-name="P1"><text:span text:style-name="T1">From </text:span></text:p>
          <text:p text:style-name="P1"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23.269cm" svg:y1="9.303cm" svg:x2="25.34cm" svg:y2="14.51cm" draw:start-shape="id8" draw:start-glue-point="2" draw:end-shape="id10" draw:end-glue-point="0" svg:d="M23269 9303l2071 5207" svg:viewBox="0 0 2072 5208">
          <text:p/>
        </draw:connector>
        <draw:line draw:style-name="gr2" draw:text-style-name="P2" draw:layer="layout" svg:x1="21.031cm" svg:y1="14.33cm" svg:x2="21.828cm" svg:y2="12.049cm">
          <text:p/>
        </draw:line>
        <draw:frame draw:style-name="gr5" draw:text-style-name="P3" draw:layer="layout" svg:width="1.26cm" svg:height="0.721cm" svg:x="19.815cm" svg:y="13.095cm">
          <draw:text-box>
            <text:p><text:span text:style-name="T1">T/F</text:span></text:p>
          </draw:text-box>
        </draw:frame>
        <draw:custom-shape draw:style-name="gr6" draw:text-style-name="P4" xml:id="id11" draw:id="id11" draw:layer="layout" svg:width="0.889cm" svg:height="0.889cm" svg:x="11.917cm" svg:y="9.322cm">
          <text:p text:style-name="P1"><text:span text:style-name="T2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12" draw:id="id12" draw:layer="layout" svg:width="3.108cm" svg:height="1.397cm" svg:x="4.158cm" svg:y="9.509cm">
          <text:p text:style-name="P1"><text:span text:style-name="T3">Key:</text:span></text:p>
          <text:p text:style-name="P1"><text:span text:style-name="T1">While Not Val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1.917cm" svg:y1="9.766cm" svg:x2="7.266cm" svg:y2="10.207cm" draw:start-shape="id11" draw:start-glue-point="5" draw:end-shape="id12" draw:end-glue-point="1" svg:d="M11917 9766l-4651 441" svg:viewBox="0 0 4652 442">
          <text:p/>
        </draw:connector>
        <draw:custom-shape draw:style-name="gr7" draw:text-style-name="P2" xml:id="id13" draw:id="id13" draw:layer="layout" svg:width="3.108cm" svg:height="1.397cm" svg:x="18.158cm" svg:y="9.509cm">
          <text:p text:style-name="P1"><text:span text:style-name="T3">Key:</text:span></text:p>
          <text:p text:style-name="P1"><text:span text:style-name="T1">If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14" draw:id="id14" draw:layer="layout" svg:width="0.889cm" svg:height="0.889cm" svg:x="22.867cm" svg:y="9.122cm">
          <text:p text:style-name="P1"><text:span text:style-name="T2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21.266cm" svg:y1="10.207cm" svg:x2="22.867cm" svg:y2="9.566cm" draw:start-shape="id13" draw:start-glue-point="1" draw:end-shape="id14" draw:end-glue-point="5" svg:d="M21266 10207l1601-641" svg:viewBox="0 0 1602 642">
          <text:p/>
        </draw:connector>
        <draw:line draw:style-name="gr2" draw:text-style-name="P2" draw:layer="layout" svg:x1="23.882cm" svg:y1="10.135cm" svg:x2="24.622cm" svg:y2="12.049cm">
          <text:p/>
        </draw:line>
        <draw:frame draw:style-name="gr8" draw:text-style-name="P3" draw:layer="layout" svg:width="0.76cm" svg:height="0.721cm" svg:x="24.46cm" svg:y="10.496cm">
          <draw:text-box>
            <text:p><text:span text:style-name="T1">T</text:span></text:p>
          </draw:text-box>
        </draw:frame>
        <draw:frame draw:style-name="gr9" draw:text-style-name="P5" xml:id="id15" draw:id="id15" draw:layer="layout" svg:width="2.102cm" svg:height="0.721cm" svg:x="17.11cm" svg:y="0.697cm">
          <draw:text-box>
            <text:p><text:span text:style-name="T3">Page 52</text:span></text:p>
          </draw:text-box>
        </draw:frame>
        <draw:connector draw:style-name="gr1" draw:text-style-name="P1" draw:layer="layout" draw:type="line" svg:x1="18.169cm" svg:y1="2.597cm" svg:x2="18.161cm" svg:y2="1.418cm" draw:start-shape="id7" draw:start-glue-point="0" draw:end-shape="id15" draw:end-glue-point="2" svg:d="M18169 2597l-8-1179" svg:viewBox="0 0 9 1180">
          <text:p/>
        </draw:connector>
        <draw:custom-shape draw:style-name="gr10" draw:text-style-name="P2" xml:id="id1" draw:id="id1" draw:layer="layout" svg:width="1.722cm" svg:height="1.093cm" svg:x="5.14cm" svg:y="14.359cm">
          <text:p text:style-name="P1"><text:span text:style-name="T1">Get </text:span></text:p>
          <text:p text:style-name="P1"><text:span text:style-name="T1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xml:id="id16" draw:id="id16" draw:layer="layout" svg:width="1.318cm" svg:height="0.696cm" svg:x="0.092cm" svg:y="18.134cm">
          <text:p text:style-name="P1"><text:span text:style-name="T4">Get </text:span></text:p>
          <text:p text:style-name="P1"><text:span text:style-name="T4">First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1.201cm" svg:height="0.696cm" svg:x="1.485cm" svg:y="18.134cm">
          <text:p text:style-name="P1"><text:span text:style-name="T4">Get </text:span></text:p>
          <text:p text:style-name="P1"><text:span text:style-name="T4">Last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205cm" svg:height="0.696cm" svg:x="2.773cm" svg:y="18.134cm">
          <text:p text:style-name="P1"><text:span text:style-name="T4">Get </text:span></text:p>
          <text:p text:style-name="P1"><text:span text:style-name="T4">Compa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1.179cm" svg:height="0.696cm" svg:x="4.027cm" svg:y="18.134cm">
          <text:p text:style-name="P1"><text:span text:style-name="T4">Get </text:span></text:p>
          <text:p text:style-name="P1"><text:span text:style-name="T4">Str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1.377cm" svg:height="0.696cm" svg:x="5.314cm" svg:y="18.134cm">
          <text:p text:style-name="P1"><text:span text:style-name="T4">Get </text:span></text:p>
          <text:p text:style-name="P1"><text:span text:style-name="T4">T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22" draw:id="id22" draw:layer="layout" svg:width="1.27cm" svg:height="0.696cm" svg:x="8.096cm" svg:y="18.134cm">
          <text:p text:style-name="P1"><text:span text:style-name="T4">Get </text:span></text:p>
          <text:p text:style-name="P1"><text:span text:style-name="T4">Post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" xml:id="id17" draw:id="id17" draw:layer="layout" svg:width="1.158cm" svg:height="0.721cm" svg:x="1.363cm" svg:y="17.629cm">
          <draw:text-box>
            <text:p><text:span text:style-name="T1">L.N</text:span></text:p>
          </draw:text-box>
        </draw:frame>
        <draw:frame draw:style-name="gr18" draw:text-style-name="P8" xml:id="id18" draw:id="id18" draw:layer="layout" svg:width="0.807cm" svg:height="0.721cm" svg:x="2.661cm" svg:y="17.63cm">
          <draw:text-box>
            <text:p text:style-name="P7"><text:span text:style-name="T1">C</text:span></text:p>
          </draw:text-box>
        </draw:frame>
        <draw:frame draw:style-name="gr19" draw:text-style-name="P8" xml:id="id19" draw:id="id19" draw:layer="layout" svg:width="0.786cm" svg:height="0.721cm" svg:x="4.028cm" svg:y="17.63cm">
          <draw:text-box>
            <text:p text:style-name="P7"><text:span text:style-name="T1">S</text:span></text:p>
          </draw:text-box>
        </draw:frame>
        <draw:frame draw:style-name="gr20" draw:text-style-name="P8" xml:id="id20" draw:id="id20" draw:layer="layout" svg:width="0.797cm" svg:height="0.721cm" svg:x="5.15cm" svg:y="17.631cm">
          <draw:text-box>
            <text:p text:style-name="P7"><text:span text:style-name="T1">T</text:span></text:p>
          </draw:text-box>
        </draw:frame>
        <draw:frame draw:style-name="gr21" draw:text-style-name="P8" draw:layer="layout" svg:width="1.209cm" svg:height="0.721cm" svg:x="6.132cm" svg:y="17.632cm">
          <draw:text-box>
            <text:p text:style-name="P7"><text:span text:style-name="T1">C.Y</text:span></text:p>
          </draw:text-box>
        </draw:frame>
        <draw:line draw:style-name="gr2" draw:text-style-name="P2" draw:layer="layout" svg:x1="0.651cm" svg:y1="17.936cm" svg:x2="1.943cm" svg:y2="17.252cm">
          <text:p/>
        </draw:line>
        <draw:frame draw:style-name="gr22" draw:text-style-name="P3" draw:layer="layout" svg:width="1.137cm" svg:height="0.721cm" svg:x="0.241cm" svg:y="17.349cm">
          <draw:text-box>
            <text:p><text:span text:style-name="T1">F.N</text:span></text:p>
          </draw:text-box>
        </draw:frame>
        <draw:line draw:style-name="gr2" draw:text-style-name="P2" draw:layer="layout" svg:x1="3.226cm" svg:y1="17.981cm" svg:x2="4.31cm" svg:y2="16.941cm">
          <text:p/>
        </draw:line>
        <draw:line draw:style-name="gr2" draw:text-style-name="P2" draw:layer="layout" svg:x1="5.707cm" svg:y1="17.991cm" svg:x2="5.824cm" svg:y2="16.941cm">
          <text:p/>
        </draw:line>
        <draw:line draw:style-name="gr2" draw:text-style-name="P2" draw:layer="layout" svg:x1="7cm" svg:y1="17.996cm" svg:x2="6.536cm" svg:y2="16.852cm">
          <text:p/>
        </draw:line>
        <draw:line draw:style-name="gr2" draw:text-style-name="P2" draw:layer="layout" svg:x1="8.21cm" svg:y1="18.01cm" svg:x2="7.338cm" svg:y2="17.03cm">
          <text:p/>
        </draw:line>
        <draw:frame draw:style-name="gr23" draw:text-style-name="P8" draw:layer="layout" svg:width="1.154cm" svg:height="0.721cm" svg:x="7.395cm" svg:y="17.562cm">
          <draw:text-box>
            <text:p text:style-name="P7"><text:span text:style-name="T1">P.C</text:span></text:p>
          </draw:text-box>
        </draw:frame>
        <draw:custom-shape draw:style-name="gr16" draw:text-style-name="P6" draw:layer="layout" svg:width="1.27cm" svg:height="0.696cm" svg:x="9.498cm" svg:y="18.134cm">
          <text:p text:style-name="P1"><text:span text:style-name="T4">Get </text:span></text:p>
          <text:p text:style-name="P1"><text:span text:style-name="T4">Mob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1.27cm" svg:height="0.696cm" svg:x="10.901cm" svg:y="18.134cm">
          <text:p text:style-name="P1"><text:span text:style-name="T4">Get </text:span></text:p>
          <text:p text:style-name="P1"><text:span text:style-name="T4">Land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23" draw:id="id23" draw:layer="layout" svg:width="1.27cm" svg:height="0.696cm" svg:x="12.303cm" svg:y="18.134cm">
          <text:p text:style-name="P1"><text:span text:style-name="T4">Get </text:span></text:p>
          <text:p text:style-name="P1"><text:span text:style-name="T4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8" draw:layer="layout" svg:width="0.853cm" svg:height="0.721cm" svg:x="8.798cm" svg:y="17.563cm">
          <draw:text-box>
            <text:p text:style-name="P7"><text:span text:style-name="T1">M</text:span></text:p>
          </draw:text-box>
        </draw:frame>
        <draw:frame draw:style-name="gr25" draw:text-style-name="P8" xml:id="id3" draw:id="id3" draw:layer="layout" svg:width="1.09cm" svg:height="0.721cm" svg:x="10.061cm" svg:y="17.634cm">
          <draw:text-box>
            <text:p text:style-name="P7"><text:span text:style-name="T1">L.L</text:span></text:p>
          </draw:text-box>
        </draw:frame>
        <draw:frame draw:style-name="gr26" draw:text-style-name="P8" xml:id="id2" draw:id="id2" draw:layer="layout" svg:width="0.786cm" svg:height="0.721cm" svg:x="11.323cm" svg:y="17.634cm">
          <draw:text-box>
            <text:p text:style-name="P7"><text:span text:style-name="T1">E</text:span></text:p>
          </draw:text-box>
        </draw:frame>
        <draw:line draw:style-name="gr2" draw:text-style-name="P2" draw:layer="layout" svg:x1="12.142cm" svg:y1="17.893cm" svg:x2="10.366cm" svg:y2="17.208cm">
          <text:p/>
        </draw:line>
        <draw:connector draw:style-name="gr1" draw:text-style-name="P1" draw:layer="layout" draw:type="line" svg:x1="6.001cm" svg:y1="15.452cm" svg:x2="0.751cm" svg:y2="18.134cm" draw:start-shape="id1" draw:start-glue-point="2" draw:end-shape="id16" draw:end-glue-point="0" svg:d="M6001 15452l-5250 2682" svg:viewBox="0 0 5251 2683">
          <text:p/>
        </draw:connector>
        <draw:connector draw:style-name="gr1" draw:text-style-name="P1" draw:layer="layout" draw:type="line" svg:x1="6.001cm" svg:y1="15.452cm" svg:x2="1.942cm" svg:y2="18.35cm" draw:start-shape="id1" draw:start-glue-point="2" draw:end-shape="id17" draw:end-glue-point="2" svg:d="M6001 15452l-4059 2898" svg:viewBox="0 0 4060 2899">
          <text:p/>
        </draw:connector>
        <draw:connector draw:style-name="gr1" draw:text-style-name="P1" draw:layer="layout" draw:type="line" svg:x1="6.001cm" svg:y1="15.452cm" svg:x2="3.468cm" svg:y2="17.99cm" draw:start-shape="id1" draw:start-glue-point="2" draw:end-shape="id18" svg:d="M6001 15452l-2533 2538" svg:viewBox="0 0 2534 2539">
          <text:p/>
        </draw:connector>
        <draw:connector draw:style-name="gr1" draw:text-style-name="P1" draw:layer="layout" draw:type="line" svg:x1="6.001cm" svg:y1="15.452cm" svg:x2="4.814cm" svg:y2="17.99cm" draw:start-shape="id1" draw:start-glue-point="2" draw:end-shape="id19" svg:d="M6001 15452l-1187 2538" svg:viewBox="0 0 1188 2539">
          <text:p/>
        </draw:connector>
        <draw:connector draw:style-name="gr1" draw:text-style-name="P1" draw:layer="layout" draw:type="line" svg:x1="6.001cm" svg:y1="15.452cm" svg:x2="5.947cm" svg:y2="17.991cm" draw:start-shape="id1" draw:start-glue-point="2" draw:end-shape="id20" svg:d="M6001 15452l-54 2539" svg:viewBox="0 0 55 2540">
          <text:p/>
        </draw:connector>
        <draw:connector draw:style-name="gr1" draw:text-style-name="P1" draw:layer="layout" draw:type="line" svg:x1="6.001cm" svg:y1="15.452cm" svg:x2="7.393cm" svg:y2="18.83cm" draw:start-shape="id1" draw:start-glue-point="2" draw:end-shape="id21" draw:end-glue-point="2" svg:d="M6001 15452l1392 3378" svg:viewBox="0 0 1393 3379">
          <text:p/>
        </draw:connector>
        <draw:custom-shape draw:style-name="gr27" draw:text-style-name="P6" xml:id="id21" draw:id="id21" draw:layer="layout" svg:width="1.269cm" svg:height="0.696cm" svg:x="6.759cm" svg:y="18.134cm">
          <text:p text:style-name="P1"><text:span text:style-name="T4">Get </text:span></text:p>
          <text:p text:style-name="P1"><text:span text:style-name="T4">Coun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8.731cm" svg:y1="18.134cm" svg:x2="6.001cm" svg:y2="15.452cm" draw:start-shape="id22" draw:start-glue-point="0" draw:end-shape="id1" draw:end-glue-point="2" svg:d="M8731 18134l-2730-2682" svg:viewBox="0 0 2731 2683">
          <text:p/>
        </draw:connector>
        <draw:connector draw:style-name="gr1" draw:text-style-name="P1" draw:layer="layout" draw:type="line" svg:x1="6.001cm" svg:y1="15.452cm" svg:x2="12.938cm" svg:y2="18.134cm" draw:start-shape="id1" draw:start-glue-point="2" draw:end-shape="id23" draw:end-glue-point="0" svg:d="M6001 15452l6937 2682" svg:viewBox="0 0 6938 2683">
          <text:p/>
        </draw:connector>
        <draw:custom-shape draw:style-name="gr28" draw:text-style-name="P2" xml:id="id5" draw:id="id5" draw:layer="layout" svg:width="1.651cm" svg:height="1.048cm" svg:x="18.005cm" svg:y="15.439cm">
          <text:p text:style-name="P1"><text:span text:style-name="T1">Validate</text:span></text:p>
          <text:p text:style-name="P1"><text:span text:style-name="T1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xml:id="id24" draw:id="id24" draw:layer="layout" svg:width="1.263cm" svg:height="0.668cm" svg:x="12.493cm" svg:y="19.461cm">
          <text:p text:style-name="P1"><text:span text:style-name="T4">Validate </text:span></text:p>
          <text:p text:style-name="P1"><text:span text:style-name="T4">First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xml:id="id25" draw:id="id25" draw:layer="layout" svg:width="1.151cm" svg:height="0.668cm" svg:x="13.828cm" svg:y="19.461cm">
          <text:p text:style-name="P1"><text:span text:style-name="T4">Validate </text:span></text:p>
          <text:p text:style-name="P1"><text:span text:style-name="T4">Last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xml:id="id26" draw:id="id26" draw:layer="layout" svg:width="1.155cm" svg:height="0.668cm" svg:x="15.063cm" svg:y="19.461cm">
          <text:p text:style-name="P1"><text:span text:style-name="T4">Validate </text:span></text:p>
          <text:p text:style-name="P1"><text:span text:style-name="T4">Compa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6" xml:id="id27" draw:id="id27" draw:layer="layout" svg:width="1.131cm" svg:height="0.668cm" svg:x="16.265cm" svg:y="19.461cm">
          <text:p text:style-name="P1"><text:span text:style-name="T4">Validate </text:span></text:p>
          <text:p text:style-name="P1"><text:span text:style-name="T4">Str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xml:id="id28" draw:id="id28" draw:layer="layout" svg:width="1.32cm" svg:height="0.668cm" svg:x="17.499cm" svg:y="19.461cm">
          <text:p text:style-name="P1"><text:span text:style-name="T4">Validate </text:span></text:p>
          <text:p text:style-name="P1"><text:span text:style-name="T4">T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6" xml:id="id29" draw:id="id29" draw:layer="layout" svg:width="1.217cm" svg:height="0.668cm" svg:x="18.884cm" svg:y="19.461cm">
          <text:p text:style-name="P1"><text:span text:style-name="T4">Validate </text:span></text:p>
          <text:p text:style-name="P1"><text:span text:style-name="T4">Coun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6" xml:id="id30" draw:id="id30" draw:layer="layout" svg:width="1.217cm" svg:height="0.668cm" svg:x="20.166cm" svg:y="19.461cm">
          <text:p text:style-name="P1"><text:span text:style-name="T4">Validate </text:span></text:p>
          <text:p text:style-name="P1"><text:span text:style-name="T4">Post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83cm" svg:y1="16.487cm" svg:x2="13.124cm" svg:y2="19.461cm" draw:start-shape="id5" draw:start-glue-point="2" draw:end-shape="id24" draw:end-glue-point="0" svg:d="M18830 16487l-5706 2974" svg:viewBox="0 0 5707 2975">
          <text:p/>
        </draw:connector>
        <draw:connector draw:style-name="gr1" draw:text-style-name="P1" draw:layer="layout" draw:type="line" svg:x1="18.83cm" svg:y1="16.487cm" svg:x2="14.403cm" svg:y2="19.461cm" draw:start-shape="id5" draw:start-glue-point="2" draw:end-shape="id25" draw:end-glue-point="0" svg:d="M18830 16487l-4427 2974" svg:viewBox="0 0 4428 2975">
          <text:p/>
        </draw:connector>
        <draw:connector draw:style-name="gr1" draw:text-style-name="P1" draw:layer="layout" draw:type="line" svg:x1="18.83cm" svg:y1="16.487cm" svg:x2="15.64cm" svg:y2="19.461cm" draw:start-shape="id5" draw:start-glue-point="2" draw:end-shape="id26" draw:end-glue-point="0" svg:d="M18830 16487l-3190 2974" svg:viewBox="0 0 3191 2975">
          <text:p/>
        </draw:connector>
        <draw:connector draw:style-name="gr1" draw:text-style-name="P1" draw:layer="layout" draw:type="line" svg:x1="18.83cm" svg:y1="16.487cm" svg:x2="16.83cm" svg:y2="19.461cm" draw:start-shape="id5" draw:start-glue-point="2" draw:end-shape="id27" draw:end-glue-point="0" svg:d="M18830 16487l-2000 2974" svg:viewBox="0 0 2001 2975">
          <text:p/>
        </draw:connector>
        <draw:connector draw:style-name="gr1" draw:text-style-name="P1" draw:layer="layout" draw:type="line" svg:x1="18.83cm" svg:y1="16.487cm" svg:x2="18.159cm" svg:y2="19.461cm" draw:start-shape="id5" draw:start-glue-point="2" draw:end-shape="id28" draw:end-glue-point="0" svg:d="M18830 16487l-671 2974" svg:viewBox="0 0 672 2975">
          <text:p/>
        </draw:connector>
        <draw:connector draw:style-name="gr1" draw:text-style-name="P1" draw:layer="layout" draw:type="line" svg:x1="18.83cm" svg:y1="16.487cm" svg:x2="19.492cm" svg:y2="19.461cm" draw:start-shape="id5" draw:start-glue-point="2" draw:end-shape="id29" draw:end-glue-point="0" svg:d="M18830 16487l662 2974" svg:viewBox="0 0 663 2975">
          <text:p/>
        </draw:connector>
        <draw:connector draw:style-name="gr1" draw:text-style-name="P1" draw:layer="layout" draw:type="line" svg:x1="18.83cm" svg:y1="16.487cm" svg:x2="20.774cm" svg:y2="19.461cm" draw:start-shape="id5" draw:start-glue-point="2" draw:end-shape="id30" draw:end-glue-point="0" svg:d="M18830 16487l1944 2974" svg:viewBox="0 0 1945 2975">
          <text:p/>
        </draw:connector>
        <draw:frame draw:style-name="gr35" draw:text-style-name="P3" draw:layer="layout" svg:width="1.522cm" svg:height="0.721cm" svg:x="13.644cm" svg:y="19.045cm">
          <draw:text-box>
            <text:p><text:span text:style-name="T1">V.L.N</text:span></text:p>
          </draw:text-box>
        </draw:frame>
        <draw:frame draw:style-name="gr36" draw:text-style-name="P8" draw:layer="layout" svg:width="1.167cm" svg:height="0.721cm" svg:x="14.821cm" svg:y="19.045cm">
          <draw:text-box>
            <text:p text:style-name="P7"><text:span text:style-name="T1">V.C</text:span></text:p>
          </draw:text-box>
        </draw:frame>
        <draw:frame draw:style-name="gr37" draw:text-style-name="P8" draw:layer="layout" svg:width="1.145cm" svg:height="0.721cm" svg:x="15.997cm" svg:y="19.046cm">
          <draw:text-box>
            <text:p text:style-name="P7"><text:span text:style-name="T1">V.S</text:span></text:p>
          </draw:text-box>
        </draw:frame>
        <draw:frame draw:style-name="gr38" draw:text-style-name="P8" draw:layer="layout" svg:width="1.12cm" svg:height="0.721cm" svg:x="17.275cm" svg:y="18.979cm">
          <draw:text-box>
            <text:p text:style-name="P7"><text:span text:style-name="T1">V.T</text:span></text:p>
          </draw:text-box>
        </draw:frame>
        <draw:frame draw:style-name="gr39" draw:text-style-name="P8" draw:layer="layout" svg:width="1.569cm" svg:height="0.721cm" svg:x="18.216cm" svg:y="18.98cm">
          <draw:text-box>
            <text:p text:style-name="P7"><text:span text:style-name="T1">V.C.Y</text:span></text:p>
          </draw:text-box>
        </draw:frame>
        <draw:frame draw:style-name="gr40" draw:text-style-name="P8" draw:layer="layout" svg:width="1.514cm" svg:height="0.721cm" svg:x="19.427cm" svg:y="18.914cm">
          <draw:text-box>
            <text:p text:style-name="P7"><text:span text:style-name="T1">V.P.C</text:span></text:p>
          </draw:text-box>
        </draw:frame>
        <draw:line draw:style-name="gr2" draw:text-style-name="P2" draw:layer="layout" svg:x1="13.365cm" svg:y1="19.138cm" svg:x2="14.604cm" svg:y2="18.482cm">
          <text:p/>
        </draw:line>
        <draw:frame draw:style-name="gr41" draw:text-style-name="P3" draw:layer="layout" svg:width="1.497cm" svg:height="0.721cm" svg:x="12.367cm" svg:y="18.978cm">
          <draw:text-box>
            <text:p><text:span text:style-name="T1">V.F.N</text:span></text:p>
          </draw:text-box>
        </draw:frame>
        <draw:line draw:style-name="gr2" draw:text-style-name="P2" draw:layer="layout" svg:x1="14.499cm" svg:y1="19.161cm" svg:x2="15.92cm" svg:y2="18.311cm">
          <text:p/>
        </draw:line>
        <draw:line draw:style-name="gr2" draw:text-style-name="P2" draw:layer="layout" svg:x1="15.497cm" svg:y1="19.315cm" svg:x2="16.559cm" svg:y2="18.392cm">
          <text:p/>
        </draw:line>
        <draw:line draw:style-name="gr2" draw:text-style-name="P2" draw:layer="layout" svg:x1="16.684cm" svg:y1="19.256cm" svg:x2="17.497cm" svg:y2="18.221cm">
          <text:p/>
        </draw:line>
        <draw:line draw:style-name="gr2" draw:text-style-name="P2" draw:layer="layout" svg:x1="17.943cm" svg:y1="19.324cm" svg:x2="18.266cm" svg:y2="18.392cm">
          <text:p/>
        </draw:line>
        <draw:line draw:style-name="gr2" draw:text-style-name="P2" draw:layer="layout" svg:x1="19.249cm" svg:y1="19.195cm" svg:x2="19.012cm" svg:y2="17.97cm">
          <text:p/>
        </draw:line>
        <draw:line draw:style-name="gr2" draw:text-style-name="P2" draw:layer="layout" svg:x1="20.477cm" svg:y1="19.344cm" svg:x2="19.763cm" svg:y2="18.19cm">
          <text:p/>
        </draw:line>
        <draw:custom-shape draw:style-name="gr42" draw:text-style-name="P6" xml:id="id31" draw:id="id31" draw:layer="layout" svg:width="1.218cm" svg:height="0.668cm" svg:x="21.51cm" svg:y="19.461cm">
          <text:p text:style-name="P1"><text:span text:style-name="T4">Validate </text:span></text:p>
          <text:p text:style-name="P1"><text:span text:style-name="T4">Mob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6" xml:id="id32" draw:id="id32" draw:layer="layout" svg:width="1.217cm" svg:height="0.668cm" svg:x="22.855cm" svg:y="19.461cm">
          <text:p text:style-name="P1"><text:span text:style-name="T4">Validate </text:span></text:p>
          <text:p text:style-name="P1"><text:span text:style-name="T4">Land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6" xml:id="id33" draw:id="id33" draw:layer="layout" svg:width="1.217cm" svg:height="0.668cm" svg:x="24.2cm" svg:y="19.461cm">
          <text:p text:style-name="P1"><text:span text:style-name="T4">Validate </text:span></text:p>
          <text:p text:style-name="P1"><text:span text:style-name="T4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83cm" svg:y1="16.487cm" svg:x2="22.119cm" svg:y2="19.461cm" draw:start-shape="id5" draw:start-glue-point="2" draw:end-shape="id31" draw:end-glue-point="0" svg:d="M18830 16487l3289 2974" svg:viewBox="0 0 3290 2975">
          <text:p/>
        </draw:connector>
        <draw:connector draw:style-name="gr1" draw:text-style-name="P1" draw:layer="layout" draw:type="line" svg:x1="18.83cm" svg:y1="16.487cm" svg:x2="23.463cm" svg:y2="19.461cm" draw:start-shape="id5" draw:start-glue-point="2" draw:end-shape="id32" draw:end-glue-point="0" svg:d="M18830 16487l4633 2974" svg:viewBox="0 0 4634 2975">
          <text:p/>
        </draw:connector>
        <draw:connector draw:style-name="gr1" draw:text-style-name="P1" draw:layer="layout" draw:type="line" svg:x1="18.83cm" svg:y1="16.487cm" svg:x2="24.808cm" svg:y2="19.461cm" draw:start-shape="id5" draw:start-glue-point="2" draw:end-shape="id33" draw:end-glue-point="0" svg:d="M18830 16487l5978 2974" svg:viewBox="0 0 5979 2975">
          <text:p/>
        </draw:connector>
        <draw:frame draw:style-name="gr43" draw:text-style-name="P8" draw:layer="layout" svg:width="1.213cm" svg:height="0.721cm" svg:x="20.637cm" svg:y="18.981cm">
          <draw:text-box>
            <text:p text:style-name="P7"><text:span text:style-name="T1">V.M</text:span></text:p>
          </draw:text-box>
        </draw:frame>
        <draw:frame draw:style-name="gr44" draw:text-style-name="P8" draw:layer="layout" svg:width="1.45cm" svg:height="0.721cm" svg:x="21.713cm" svg:y="18.982cm">
          <draw:text-box>
            <text:p text:style-name="P7"><text:span text:style-name="T1">V.L.L</text:span></text:p>
          </draw:text-box>
        </draw:frame>
        <draw:frame draw:style-name="gr45" draw:text-style-name="P8" draw:layer="layout" svg:width="1.145cm" svg:height="0.721cm" svg:x="23.058cm" svg:y="18.983cm">
          <draw:text-box>
            <text:p text:style-name="P7"><text:span text:style-name="T1">V.E</text:span></text:p>
          </draw:text-box>
        </draw:frame>
        <draw:line draw:style-name="gr2" draw:text-style-name="P2" draw:layer="layout" svg:x1="21.711cm" svg:y1="19.283cm" svg:x2="20.567cm" svg:y2="18.293cm">
          <text:p/>
        </draw:line>
        <draw:line draw:style-name="gr2" draw:text-style-name="P2" draw:layer="layout" svg:x1="22.877cm" svg:y1="19.357cm" svg:x2="21.51cm" svg:y2="18.306cm">
          <text:p/>
        </draw:line>
        <draw:line draw:style-name="gr2" draw:text-style-name="P2" draw:layer="layout" svg:x1="24.045cm" svg:y1="19.231cm" svg:x2="22.378cm" svg:y2="18.482cm">
          <text:p/>
        </draw:line>
        <draw:frame draw:style-name="gr46" draw:text-style-name="P3" draw:layer="layout" svg:width="1.158cm" svg:height="0.721cm" svg:x="16.729cm" svg:y="17.623cm">
          <draw:text-box>
            <text:p><text:span text:style-name="T1">L.N</text:span></text:p>
          </draw:text-box>
        </draw:frame>
        <draw:frame draw:style-name="gr47" draw:text-style-name="P8" draw:layer="layout" svg:width="0.807cm" svg:height="0.721cm" svg:x="17.412cm" svg:y="17.709cm">
          <draw:text-box>
            <text:p text:style-name="P7"><text:span text:style-name="T1">C</text:span></text:p>
          </draw:text-box>
        </draw:frame>
        <draw:frame draw:style-name="gr48" draw:text-style-name="P8" draw:layer="layout" svg:width="0.786cm" svg:height="0.721cm" svg:x="17.925cm" svg:y="17.651cm">
          <draw:text-box>
            <text:p text:style-name="P7"><text:span text:style-name="T1">S</text:span></text:p>
          </draw:text-box>
        </draw:frame>
        <draw:frame draw:style-name="gr49" draw:text-style-name="P8" draw:layer="layout" svg:width="0.764cm" svg:height="0.721cm" svg:x="18.441cm" svg:y="17.566cm">
          <draw:text-box>
            <text:p text:style-name="P7"><text:span text:style-name="T1">T</text:span></text:p>
          </draw:text-box>
        </draw:frame>
        <draw:frame draw:style-name="gr50" draw:text-style-name="P8" draw:layer="layout" svg:width="1.209cm" svg:height="0.721cm" svg:x="18.99cm" svg:y="17.538cm">
          <draw:text-box>
            <text:p text:style-name="P7"><text:span text:style-name="T1">C.Y</text:span></text:p>
          </draw:text-box>
        </draw:frame>
        <draw:frame draw:style-name="gr51" draw:text-style-name="P8" draw:layer="layout" svg:width="1.154cm" svg:height="0.721cm" svg:x="19.625cm" svg:y="17.535cm">
          <draw:text-box>
            <text:p text:style-name="P7"><text:span text:style-name="T1">P.C</text:span></text:p>
          </draw:text-box>
        </draw:frame>
        <draw:frame draw:style-name="gr52" draw:text-style-name="P8" draw:layer="layout" svg:width="0.853cm" svg:height="0.721cm" svg:x="20.23cm" svg:y="17.623cm">
          <draw:text-box>
            <text:p text:style-name="P7"><text:span text:style-name="T1">M</text:span></text:p>
          </draw:text-box>
        </draw:frame>
        <draw:frame draw:style-name="gr53" draw:text-style-name="P8" draw:layer="layout" svg:width="1.09cm" svg:height="0.721cm" svg:x="20.522cm" svg:y="17.395cm">
          <draw:text-box>
            <text:p text:style-name="P7"><text:span text:style-name="T1">L.L</text:span></text:p>
          </draw:text-box>
        </draw:frame>
        <draw:frame draw:style-name="gr54" draw:text-style-name="P8" draw:layer="layout" svg:width="0.786cm" svg:height="0.721cm" svg:x="20.657cm" svg:y="17.026cm">
          <draw:text-box>
            <text:p text:style-name="P7"><text:span text:style-name="T1">E</text:span></text:p>
          </draw:text-box>
        </draw:frame>
        <draw:line draw:style-name="gr2" draw:text-style-name="P2" draw:layer="layout" svg:x1="17.367cm" svg:y1="17.383cm" svg:x2="16.302cm" svg:y2="17.879cm">
          <text:p/>
        </draw:line>
        <draw:line draw:style-name="gr2" draw:text-style-name="P2" draw:layer="layout" svg:x1="17.439cm" svg:y1="17.556cm" svg:x2="16.473cm" svg:y2="18.221cm">
          <text:p/>
        </draw:line>
        <draw:line draw:style-name="gr2" draw:text-style-name="P2" draw:layer="layout" svg:x1="17.919cm" svg:y1="17.535cm" svg:x2="17.071cm" svg:y2="18.307cm">
          <text:p/>
        </draw:line>
        <draw:line draw:style-name="gr2" draw:text-style-name="P2" draw:layer="layout" svg:x1="18.352cm" svg:y1="17.453cm" svg:x2="17.674cm" svg:y2="18.392cm">
          <text:p/>
        </draw:line>
        <draw:line draw:style-name="gr2" draw:text-style-name="P2" draw:layer="layout" svg:x1="18.778cm" svg:y1="17.367cm" svg:x2="18.502cm" svg:y2="18.383cm">
          <text:p/>
        </draw:line>
        <draw:line draw:style-name="gr2" draw:text-style-name="P2" draw:layer="layout" svg:x1="19.12cm" svg:y1="17.367cm" svg:x2="19.337cm" svg:y2="18.381cm">
          <text:p/>
        </draw:line>
        <draw:line draw:style-name="gr2" draw:text-style-name="P2" draw:layer="layout" svg:x1="19.632cm" svg:y1="17.367cm" svg:x2="20.189cm" svg:y2="18.381cm">
          <text:p/>
        </draw:line>
        <draw:line draw:style-name="gr2" draw:text-style-name="P2" draw:layer="layout" svg:x1="20.315cm" svg:y1="17.282cm" svg:x2="21.169cm" svg:y2="17.965cm">
          <text:p/>
        </draw:line>
        <draw:line draw:style-name="gr2" draw:text-style-name="P2" draw:layer="layout" svg:x1="20.571cm" svg:y1="17.111cm" svg:x2="21.425cm" svg:y2="17.623cm">
          <text:p/>
        </draw:line>
        <draw:frame draw:style-name="gr55" draw:text-style-name="P3" draw:layer="layout" svg:width="1.137cm" svg:height="0.721cm" svg:x="16.401cm" svg:y="17.232cm">
          <draw:text-box>
            <text:p><text:span text:style-name="T1">F.N</text:span></text:p>
          </draw:text-box>
        </draw:frame>
        <draw:line draw:style-name="gr2" draw:text-style-name="P2" draw:layer="layout" svg:x1="20.059cm" svg:y1="17.453cm" svg:x2="20.913cm" svg:y2="18.221cm">
          <text:p/>
        </draw:line>
        <draw:frame draw:style-name="gr56" draw:text-style-name="P3" draw:layer="layout" svg:width="7.225cm" svg:height="0.721cm" draw:transform="rotate (0.613832297926406) translate (4.265cm 14.051cm)">
          <draw:text-box>
            <text:p text:style-name="P3">F.N, L.N, C, S, T, C.Y, P.C, M, L.L, E</text:p>
          </draw:text-box>
        </draw:frame>
        <draw:line draw:style-name="gr2" draw:text-style-name="P2" draw:layer="layout" svg:x1="6.207cm" svg:y1="14.208cm" svg:x2="11.16cm" svg:y2="10.017cm">
          <text:p/>
        </draw:line>
        <draw:frame draw:style-name="gr57" draw:text-style-name="P3" draw:layer="layout" svg:width="4.528cm" svg:height="1.191cm" draw:transform="rotate (-0.778940445165069) translate (14.772cm 9.124cm)">
          <draw:text-box>
            <text:p text:style-name="P3">F.N, L.N, C, S, T, C.Y,</text:p>
            <text:p text:style-name="P3"><text:s/>P.C, M, L.L, E</text:p>
          </draw:text-box>
        </draw:frame>
        <draw:line draw:style-name="gr2" draw:text-style-name="P2" draw:layer="layout" svg:x1="13.319cm" svg:y1="10.011cm" svg:x2="17.256cm" svg:y2="13.7cm">
          <text:p/>
        </draw:line>
        <draw:line draw:style-name="gr2" draw:text-style-name="P2" draw:layer="layout" svg:x1="18.272cm" svg:y1="15.26cm" svg:x2="14.462cm" svg:y2="11.668cm">
          <text:p/>
        </draw:line>
        <draw:line draw:style-name="gr2" draw:text-style-name="P2" draw:layer="layout" svg:x1="12.149cm" svg:y1="10.525cm" svg:x2="12.149cm" svg:y2="14.208cm">
          <text:p/>
        </draw:line>
        <draw:line draw:style-name="gr2" draw:text-style-name="P2" draw:layer="layout" svg:x1="12.557cm" svg:y1="14.208cm" svg:x2="12.557cm" svg:y2="10.362cm">
          <text:p/>
        </draw:line>
        <draw:frame draw:style-name="gr58" draw:text-style-name="P9" draw:layer="layout" svg:width="4.923cm" svg:height="1.17cm" draw:transform="rotate (-0.739146938219599) translate (14.82cm 12.097cm)">
          <draw:text-box>
            <text:p text:style-name="P9"><text:span text:style-name="T5">V.F.N, V.L.N, V.C, V.S, V.T, </text:span></text:p>
            <text:p text:style-name="P9"><text:span text:style-name="T5">V.C.Y, V.P.C, V.M, V.L.L, V.E</text:span></text:p>
          </draw:text-box>
        </draw:frame>
        <draw:frame draw:style-name="gr59" draw:text-style-name="P9" draw:layer="layout" svg:width="2.267cm" svg:height="2.591cm" draw:transform="rotate (-0.0157079632679482) translate (12.446cm 11.788cm)">
          <draw:text-box>
            <text:p text:style-name="P9"><text:span text:style-name="T5">V.F.N, </text:span></text:p>
            <text:p text:style-name="P9"><text:span text:style-name="T5">V.L.N, </text:span></text:p>
            <text:p text:style-name="P9"><text:span text:style-name="T5">V.C, V.S,</text:span></text:p>
            <text:p text:style-name="P9"><text:span text:style-name="T5">V.T, V.C.Y, V.P.C, V.M, V.L.L, V.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7:49:28.563368000</meta:creation-date>
    <meta:generator>LibreOffice/4.3.5.2$MacOSX_x86 LibreOffice_project/3a87456aaa6a95c63eea1c1b3201acedf0751bd5</meta:generator>
    <dc:date>2015-01-14T20:39:20.090921000</dc:date>
    <meta:editing-duration>PT47M43S</meta:editing-duration>
    <meta:editing-cycles>15</meta:editing-cycles>
    <meta:document-statistic meta:object-count="136"/>
  </office:meta>
</office:document-meta>
</file>